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6000007D07C62BC7B.png" manifest:media-type="image/png"/>
  <manifest:file-entry manifest:full-path="Pictures/1000000100000776000003C1EBC3E81B.png" manifest:media-type="image/png"/>
  <manifest:file-entry manifest:full-path="Pictures/100000010000077D000003EB6FFCDE3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ge" loext:rel-height-rel="pag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.81cm" svg:y="-1.011cm" svg:width="21.001cm" style:rel-width="100%" svg:height="27.919cm" style:rel-height="94%" draw:z-index="0"><draw:image xlink:href="Pictures/1000000100000586000007D07C62BC7B.png" xlink:type="simple" xlink:show="embed" xlink:actuate="onLoad" draw:mime-type="image/png"/></draw:frame></text:p>
      <text:p text:style-name="P1"><draw:frame draw:style-name="fr2" draw:name="Imagen2" text:anchor-type="char" svg:width="17cm" svg:height="8.553cm" draw:z-index="1"><draw:image xlink:href="Pictures/1000000100000776000003C1EBC3E81B.png" xlink:type="simple" xlink:show="embed" xlink:actuate="onLoad" draw:mime-type="image/png"/></draw:frame><draw:frame draw:style-name="fr3" draw:name="Imagen3" text:anchor-type="char" svg:x="-0.081cm" svg:y="13.393cm" svg:width="17cm" svg:height="8.894cm" draw:z-index="2"><draw:image xlink:href="Pictures/100000010000077D000003EB6FFCDE3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1T13:22:53.238000000</meta:creation-date>
    <dc:date>2024-12-11T13:26:21.904000000</dc:date>
    <meta:editing-duration>PT3M30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24.8.0.3$Windows_X86_64 LibreOffice_project/0bdf1299c94fe897b119f97f3c613e9dca6be583</meta:generator>
  </office:meta>
</office:document-meta>
</file>